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6.1">
            <text:p>6.1</text:p>
          </table:table-cell>
          <table:table-cell office:value-type="float" office:value="141.1">
            <text:p>141.1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4" office:value-type="float" office:value="548.29">
            <text:p>548.29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9">
            <text:p>9</text:p>
          </table:table-cell>
          <table:table-cell office:value-type="float" office:value="137.2">
            <text:p>137.2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1082.86">
            <text:p>1082.86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1147.23">
            <text:p>1147.23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0">
            <text:p>10</text:p>
          </table:table-cell>
          <table:table-cell office:value-type="float" office:value="139.1">
            <text:p>139.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84.77">
            <text:p>584.77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92.35">
            <text:p>92.35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1">
            <text:p>11.1</text:p>
          </table:table-cell>
          <table:table-cell office:value-type="float" office:value="135.1">
            <text:p>135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33.74">
            <text:p>433.74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1.8">
            <text:p>11.8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809.32">
            <text:p>809.32</text:p>
          </table:table-cell>
          <table:table-cell table:content-validation-name="val5" office:value-type="float" office:value="425.48">
            <text:p>425.48</text:p>
          </table:table-cell>
          <table:table-cell table:formula="of:=+[.K7]/[.J7]" office:value-type="percentage" office:value="0.525725300252063">
            <text:p>53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1366.95">
            <text:p>1366.95</text:p>
          </table:table-cell>
          <table:table-cell table:content-validation-name="val5" office:value-type="float" office:value="679.45">
            <text:p>679.45</text:p>
          </table:table-cell>
          <table:table-cell table:formula="of:=+[.K8]/[.J8]" office:value-type="percentage" office:value="0.497055488496287">
            <text:p>5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3.2">
            <text:p>13.2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79.63">
            <text:p>679.63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office:value-type="float" office:value="106.93">
            <text:p>106.9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3.9">
            <text:p>13.9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83.95">
            <text:p>583.95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office:value-type="float" office:value="95.47">
            <text:p>95.4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">
            <text:p>15</text:p>
          </table:table-cell>
          <table:table-cell office:value-type="float" office:value="138.3">
            <text:p>138.3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27.44">
            <text:p>627.44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office:value-type="float" office:value="85.94">
            <text:p>85.9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5">
            <text:p>15</text:p>
          </table:table-cell>
          <table:table-cell office:value-type="float" office:value="139.5">
            <text:p>139.5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756.22">
            <text:p>756.22</text:p>
          </table:table-cell>
          <table:table-cell table:content-validation-name="val5" office:value-type="float" office:value="442.01">
            <text:p>442.01</text:p>
          </table:table-cell>
          <table:table-cell table:formula="of:=+[.K12]/[.J12]" office:value-type="percentage" office:value="0.584499219803761">
            <text:p>5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office:value-type="float" office:value="15.9">
            <text:p>15.9</text:p>
          </table:table-cell>
          <table:table-cell office:value-type="float" office:value="138.5">
            <text:p>138.5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429.33">
            <text:p>429.33</text:p>
          </table:table-cell>
          <table:table-cell table:content-validation-name="val5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office:value-type="float" office:value="19">
            <text:p>19</text:p>
          </table:table-cell>
          <table:table-cell office:value-type="float" office:value="136.9">
            <text:p>136.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63.84">
            <text:p>763.84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office:value-type="float" office:value="114.23">
            <text:p>114.23</text:p>
          </table:table-cell>
          <table:table-cell table:number-columns-repeated="101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4/07/2022</text:date>, <text:time>21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04T21:36:34.75</dc:date>
    <dc:creator>Lawrence Perepolkin</dc:creator>
    <meta:editing-duration>PT12H16M26S</meta:editing-duration>
    <meta:editing-cycles>44</meta:editing-cycles>
    <meta:generator>OpenOffice/4.1.11$Win32 OpenOffice.org_project/4111m1$Build-9808</meta:generator>
    <meta:document-statistic meta:table-count="3" meta:cell-count="194" meta:object-count="0"/>
  </office:meta>
</office:document-meta>
</file>